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62e" officeooo:paragraph-rsid="0003662e"/>
    </style:style>
    <style:style style:name="P2" style:family="paragraph" style:parent-style-name="Text_20_body">
      <style:text-properties officeooo:rsid="0002d82d" officeooo:paragraph-rsid="0002d82d"/>
    </style:style>
    <style:style style:name="P3" style:family="paragraph" style:parent-style-name="Text_20_body">
      <style:text-properties officeooo:paragraph-rsid="0002d82d"/>
    </style:style>
    <style:style style:name="T1" style:family="text">
      <style:text-properties officeooo:rsid="0002d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NG JIA AUN WEA150022 Tutorial 11</text:span></text:p>
      <text:p text:style-name="Text_20_body">1. Draw a neural network architecture with 3 input nodes, and 1 output node, and a hidden layer with 2 nodes. Label the network components. Assume it has mesh connection between the layers. [6 marks]</text:p>
      <text:p text:style-name="Text_20_body"/>
      <text:p text:style-name="Text_20_body">2. Write the pseudocode for K-means clustering algorithm. [4 marks]</text:p>
      <text:p text:style-name="Text_20_body">- <text:span text:style-name="T1">Initialize number of cluster: k</text:span></text:p>
      <text:p text:style-name="Text_20_body">- <text:span text:style-name="T1">Initialize random vector of means: m=[ ]</text:span></text:p>
      <text:p text:style-name="Text_20_body">- <text:span text:style-name="T1">Classify each input data according to mean</text:span></text:p>
      <text:p text:style-name="P2">- Update the cluster means (centroid) until no change</text:p>
      <text:p text:style-name="P2">- Repeat step 2 and 3 until convergence had been reach</text:p>
      <text:p text:style-name="Text_20_body"/>
      <text:p text:style-name="Text_20_body">3. Identify a weakness of K-means clustering algorithm. [1 mark]</text:p>
      <text:p text:style-name="Text_20_body">- <text:span text:style-name="T1">Unable to handle outliers</text:span></text:p>
      <text:p text:style-name="Text_20_body">- <text:span text:style-name="T1">User has to specify K</text:span></text:p>
      <text:p text:style-name="Text_20_body"/>
      <text:p text:style-name="Text_20_body">4. Give 2 limitations of recurrent networks. [2 marks]</text:p>
      <text:p text:style-name="Text_20_body">- </text:p>
      <text:p text:style-name="Text_20_body"/>
      <text:p text:style-name="Text_20_body">5. What are the advantages of unsupervised networks compared with supervised networks? [2 marks]</text:p>
      <text:p text:style-name="Text_20_body">- <text:span text:style-name="T1">No need supervision / prepare desired output (labeling)</text:span></text:p>
      <text:p text:style-name="Text_20_body">- </text:p>
      <text:p text:style-name="Text_20_body"/>
      <text:p text:style-name="Text_20_body">6. The Malaysian national flag consists of 4 colors and many shapes. Each region of a specific color can be considered as a segment. Is SOM suitable for identification of each segments in the flag? How should we format the input data for SOM processing? Provide your assumptions. [5 marks]</text:p>
      <text:p text:style-name="P1">- Yes.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31:34.044120155</meta:creation-date>
    <dc:date>2018-04-24T10:45:29.504046596</dc:date>
    <meta:editing-duration>PT3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01" meta:character-count="1147" meta:non-whitespace-character-count="962"/>
  </office:meta>
</office:document-meta>
</file>